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27BF19B33B9264B15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7.12cm" draw:shadow="hidden"/>
      <style:paragraph-properties style:writing-mode="lr-tb"/>
    </style:style>
    <style:style style:name="gr2" style:family="graphic" style:parent-style-name="standard">
      <style:graphic-properties svg:stroke-color="#3465a4" draw:fill-color="#d38a78" draw:textarea-horizontal-align="justify" draw:textarea-vertical-align="middle" draw:auto-grow-height="false" fo:min-height="2.925cm" fo:min-width="3.627cm" fo:wrap-option="wrap" draw:shadow="hidden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 draw:shadow="hidden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opacity="100%" fo:min-height="0.712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8" style:family="graphic" style:parent-style-name="standard">
      <style:graphic-properties draw:marker-start="Arrowheads_20_3" draw:marker-start-width="0.3cm" draw:marker-end="Arrowheads_20_4" draw:marker-end-width="0.3cm" draw:textarea-vertical-align="middle" draw:shadow="hidden"/>
    </style:style>
    <style:style style:name="gr9" style:family="graphic" style:parent-style-name="standard">
      <style:graphic-properties draw:fill-color="#e16173" draw:textarea-horizontal-align="justify" draw:textarea-vertical-align="middle" draw:auto-grow-height="false" fo:min-height="3.242cm" fo:min-width="2.992cm" fo:wrap-option="wrap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38a78"/>
      <style:paragraph-properties fo:text-align="center"/>
    </style:style>
    <style:style style:name="P3" style:family="paragraph">
      <loext:graphic-properties draw:fill="none" draw:fill-color="#ffffff" draw:opacity="100%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1617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715cm" svg:x="3.858cm" svg:y="3.857cm">
          <text:p text:style-name="P1">Raspberry Pi 3B 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3.175cm" svg:x="13.065cm" svg:y="4.81cm">
          <text:p text:style-name="P1">Temperature/Humidity Senso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77cm" svg:y1="6.08cm" svg:x2="13.065cm" svg:y2="6.08cm">
          <text:p/>
        </draw:line>
        <draw:frame draw:style-name="gr4" draw:text-style-name="P1" draw:layer="layout" svg:width="2.068cm" svg:height="1.654cm" draw:transform="rotate (-3.14159265358979) translate (8.466cm 9.321cm)">
          <draw:image xlink:href="Pictures/100000010000031A0000027BF19B33B9264B1548.png" xlink:type="simple" xlink:show="embed" xlink:actuate="onLoad" draw:mime-type="image/png">
            <text:p/>
          </draw:image>
        </draw:frame>
        <draw:custom-shape draw:style-name="gr1" draw:text-style-name="P1" draw:layer="layout" svg:width="7.62cm" svg:height="5.715cm" svg:x="3.858cm" svg:y="10.842cm">
          <text:p text:style-name="P1">Raspberry Pi 3B Server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68cm" svg:height="1.654cm" svg:x="6.552cm" svg:y="11.093cm">
          <draw:image xlink:href="Pictures/100000010000031A0000027BF19B33B9264B1548.png" xlink:type="simple" xlink:show="embed" xlink:actuate="onLoad" draw:mime-type="image/png">
            <text:p/>
          </draw:image>
        </draw:frame>
        <draw:frame draw:style-name="gr6" draw:text-style-name="P3" draw:layer="layout" svg:width="2.54cm" svg:height="0.962cm" svg:x="8.62cm" svg:y="7.985cm">
          <draw:text-box>
            <text:p>Zigbee</text:p>
          </draw:text-box>
        </draw:frame>
        <draw:frame draw:style-name="gr6" draw:text-style-name="P3" draw:layer="layout" svg:width="2.54cm" svg:height="0.962cm" svg:x="8.62cm" svg:y="11.468cm">
          <draw:text-box>
            <text:p>Zigbee</text:p>
          </draw:text-box>
        </draw:frame>
        <draw:frame draw:style-name="gr7" draw:text-style-name="P4" draw:layer="layout" svg:width="1.488cm" svg:height="0.962cm" svg:x="11.577cm" svg:y="5.118cm">
          <draw:text-box>
            <text:p>I2C</text:p>
          </draw:text-box>
        </draw:frame>
        <draw:line draw:style-name="gr8" draw:text-style-name="P1" draw:layer="layout" svg:x1="11.478cm" svg:y1="13.7cm" svg:x2="13.065cm" svg:y2="13.7cm">
          <text:p/>
        </draw:line>
        <draw:custom-shape draw:style-name="gr9" draw:text-style-name="P5" draw:layer="layout" svg:width="3.492cm" svg:height="3.492cm" svg:x="13.065cm" svg:y="12.112cm">
          <text:p text:style-name="P1">Console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276cm" svg:height="0.962cm" svg:x="7.741cm" svg:y="1.943cm">
          <draw:text-box>
            <text:p>Greenhouse Monit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6T17:27:23.736211890</meta:creation-date>
    <dc:date>2025-01-29T13:45:54.270762476</dc:date>
    <meta:editing-duration>PT13M39S</meta:editing-duration>
    <meta:editing-cycles>1</meta:editing-cycles>
    <meta:generator>LibreOffice/7.3.7.2$Linux_X86_64 LibreOffice_project/30$Build-2</meta:generator>
    <meta:document-statistic meta:object-count="12"/>
  </office:meta>
</office:document-meta>
</file>